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NN</text:p>
          </table:table-cell>
          <table:table-cell office:value-type="string" calcext:value-type="string">
            <text:p>MNB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-NN</text:p>
          </table:table-cell>
          <table:table-cell office:value-type="string" calcext:value-type="string">
            <text:p>SVM</text:p>
          </table:table-cell>
          <table:table-cell/>
          <table:table-cell office:value-type="string" calcext:value-type="string">
            <text:p>SMOTE</text:p>
          </table:table-cell>
          <table:table-cell office:value-type="string" calcext:value-type="string">
            <text:p>MNB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-NN</text:p>
          </table:table-cell>
          <table:table-cell office:value-type="string" calcext:value-type="string">
            <text:p>SV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3063" calcext:value-type="float">
            <text:p>57.3063</text:p>
          </table:table-cell>
          <table:table-cell office:value-type="float" office:value="70.4882" calcext:value-type="float">
            <text:p>70.4882</text:p>
          </table:table-cell>
          <table:table-cell office:value-type="float" office:value="69.7926" calcext:value-type="float">
            <text:p>69.7926</text:p>
          </table:table-cell>
          <table:table-cell office:value-type="float" office:value="65.1285" calcext:value-type="float">
            <text:p>65.12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.3079" calcext:value-type="float">
            <text:p>28.3079</text:p>
          </table:table-cell>
          <table:table-cell office:value-type="float" office:value="63.7302" calcext:value-type="float">
            <text:p>63.7302</text:p>
          </table:table-cell>
          <table:table-cell office:value-type="float" office:value="64.9672" calcext:value-type="float">
            <text:p>64.9672</text:p>
          </table:table-cell>
          <table:table-cell office:value-type="float" office:value="65.1285" calcext:value-type="float">
            <text:p>65.12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055" calcext:value-type="float">
            <text:p>57.055</text:p>
          </table:table-cell>
          <table:table-cell office:value-type="float" office:value="70.5426" calcext:value-type="float">
            <text:p>70.5426</text:p>
          </table:table-cell>
          <table:table-cell office:value-type="float" office:value="69.6748" calcext:value-type="float">
            <text:p>69.6748</text:p>
          </table:table-cell>
          <table:table-cell office:value-type="float" office:value="65.3827" calcext:value-type="float">
            <text:p>65.38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.988" calcext:value-type="float">
            <text:p>27.988</text:p>
          </table:table-cell>
          <table:table-cell office:value-type="float" office:value="63.5958" calcext:value-type="float">
            <text:p>63.5958</text:p>
          </table:table-cell>
          <table:table-cell office:value-type="float" office:value="64.8503" calcext:value-type="float">
            <text:p>64.8503</text:p>
          </table:table-cell>
          <table:table-cell office:value-type="float" office:value="65.3827" calcext:value-type="float">
            <text:p>65.38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.147" calcext:value-type="float">
            <text:p>57.147</text:p>
          </table:table-cell>
          <table:table-cell office:value-type="float" office:value="70.3423" calcext:value-type="float">
            <text:p>70.3423</text:p>
          </table:table-cell>
          <table:table-cell office:value-type="float" office:value="69.6931" calcext:value-type="float">
            <text:p>69.6931</text:p>
          </table:table-cell>
          <table:table-cell office:value-type="float" office:value="65.1019" calcext:value-type="float">
            <text:p>65.10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.8221" calcext:value-type="float">
            <text:p>27.8221</text:p>
          </table:table-cell>
          <table:table-cell office:value-type="float" office:value="63.4707" calcext:value-type="float">
            <text:p>63.4707</text:p>
          </table:table-cell>
          <table:table-cell office:value-type="float" office:value="64.7508" calcext:value-type="float">
            <text:p>64.7508</text:p>
          </table:table-cell>
          <table:table-cell office:value-type="float" office:value="65.1019" calcext:value-type="float">
            <text:p>65.10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.2534" calcext:value-type="float">
            <text:p>57.2534</text:p>
          </table:table-cell>
          <table:table-cell office:value-type="float" office:value="70.4441" calcext:value-type="float">
            <text:p>70.4441</text:p>
          </table:table-cell>
          <table:table-cell office:value-type="float" office:value="69.757" calcext:value-type="float">
            <text:p>69.757</text:p>
          </table:table-cell>
          <table:table-cell office:value-type="float" office:value="65.2154" calcext:value-type="float">
            <text:p>65.21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.0089" calcext:value-type="float">
            <text:p>28.0089</text:p>
          </table:table-cell>
          <table:table-cell office:value-type="float" office:value="63.7002" calcext:value-type="float">
            <text:p>63.7002</text:p>
          </table:table-cell>
          <table:table-cell office:value-type="float" office:value="64.8714" calcext:value-type="float">
            <text:p>64.8714</text:p>
          </table:table-cell>
          <table:table-cell office:value-type="float" office:value="65.2154" calcext:value-type="float">
            <text:p>65.21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.2591" calcext:value-type="float">
            <text:p>57.2591</text:p>
          </table:table-cell>
          <table:table-cell office:value-type="float" office:value="70.4919" calcext:value-type="float">
            <text:p>70.4919</text:p>
          </table:table-cell>
          <table:table-cell office:value-type="float" office:value="69.7215" calcext:value-type="float">
            <text:p>69.7215</text:p>
          </table:table-cell>
          <table:table-cell office:value-type="float" office:value="65.2912" calcext:value-type="float">
            <text:p>65.29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.9867" calcext:value-type="float">
            <text:p>27.9867</text:p>
          </table:table-cell>
          <table:table-cell office:value-type="float" office:value="63.4848" calcext:value-type="float">
            <text:p>63.4848</text:p>
          </table:table-cell>
          <table:table-cell office:value-type="float" office:value="64.8511" calcext:value-type="float">
            <text:p>64.8511</text:p>
          </table:table-cell>
          <table:table-cell office:value-type="float" office:value="65.2912" calcext:value-type="float">
            <text:p>65.2912</text:p>
          </table:table-cell>
        </table:table-row>
        <table:table-row table:style-name="ro1">
          <table:table-cell office:value-type="string" calcext:value-type="string">
            <text:p>(+/-)</text:p>
          </table:table-cell>
          <table:table-cell table:style-name="ce1" table:formula="of:=STDEV([.B2:.B6])" office:value-type="float" office:value="0.101724544727416" calcext:value-type="float">
            <text:p>0.102</text:p>
          </table:table-cell>
          <table:table-cell table:style-name="ce2" table:formula="of:=STDEV([.C2:.C6])" office:value-type="float" office:value="0.0753743126005146" calcext:value-type="float">
            <text:p>0.075</text:p>
          </table:table-cell>
          <table:table-cell table:style-name="ce2" table:formula="of:=STDEV([.D2:.D6])" office:value-type="float" office:value="0.0477086470149771" calcext:value-type="float">
            <text:p>0.048</text:p>
          </table:table-cell>
          <table:table-cell table:style-name="ce2" table:formula="of:=STDEV([.E2:.E6])" office:value-type="float" office:value="0.115978588541161" calcext:value-type="float">
            <text:p>0.116</text:p>
          </table:table-cell>
          <table:table-cell/>
          <table:table-cell office:value-type="string" calcext:value-type="string">
            <text:p>(+/-)</text:p>
          </table:table-cell>
          <table:table-cell table:style-name="ce1" table:formula="of:=STDEV([.H2:.H6])" office:value-type="float" office:value="0.176259700442274" calcext:value-type="float">
            <text:p>0.176</text:p>
          </table:table-cell>
          <table:table-cell table:style-name="ce2" table:formula="of:=STDEV([.I2:.I6])" office:value-type="float" office:value="0.119302422439782" calcext:value-type="float">
            <text:p>0.119</text:p>
          </table:table-cell>
          <table:table-cell table:style-name="ce2" table:formula="of:=STDEV([.J2:.J6])" office:value-type="float" office:value="0.0769785879319719" calcext:value-type="float">
            <text:p>0.077</text:p>
          </table:table-cell>
          <table:table-cell table:style-name="ce2" table:formula="of:=STDEV([.K2:.K6])" office:value-type="float" office:value="0.115978588541161" calcext:value-type="float">
            <text:p>0.11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MOTEENN</text:p>
          </table:table-cell>
          <table:table-cell office:value-type="string" calcext:value-type="string">
            <text:p>MNB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-NN</text:p>
          </table:table-cell>
          <table:table-cell office:value-type="string" calcext:value-type="string">
            <text:p>SVM</text:p>
          </table:table-cell>
          <table:table-cell/>
          <table:table-cell office:value-type="string" calcext:value-type="string">
            <text:p>Desbalanceado</text:p>
          </table:table-cell>
          <table:table-cell office:value-type="string" calcext:value-type="string">
            <text:p>MNB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-NN</text:p>
          </table:table-cell>
          <table:table-cell office:value-type="string" calcext:value-type="string">
            <text:p>SV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334" calcext:value-type="float">
            <text:p>13.6334</text:p>
          </table:table-cell>
          <table:table-cell office:value-type="float" office:value="65.686" calcext:value-type="float">
            <text:p>65.686</text:p>
          </table:table-cell>
          <table:table-cell office:value-type="float" office:value="64.9691" calcext:value-type="float">
            <text:p>64.9691</text:p>
          </table:table-cell>
          <table:table-cell office:value-type="float" office:value="58.124" calcext:value-type="float">
            <text:p>58.1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.8581" calcext:value-type="float">
            <text:p>56.8581</text:p>
          </table:table-cell>
          <table:table-cell office:value-type="float" office:value="65.5208" calcext:value-type="float">
            <text:p>65.5208</text:p>
          </table:table-cell>
          <table:table-cell office:value-type="float" office:value="68.3829" calcext:value-type="float">
            <text:p>68.3829</text:p>
          </table:table-cell>
          <table:table-cell office:value-type="float" office:value="53.8423" calcext:value-type="float">
            <text:p>53.84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182" calcext:value-type="float">
            <text:p>13.182</text:p>
          </table:table-cell>
          <table:table-cell office:value-type="float" office:value="65.4678" calcext:value-type="float">
            <text:p>65.4678</text:p>
          </table:table-cell>
          <table:table-cell office:value-type="float" office:value="64.6359" calcext:value-type="float">
            <text:p>64.6359</text:p>
          </table:table-cell>
          <table:table-cell office:value-type="float" office:value="57.8916" calcext:value-type="float">
            <text:p>57.89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.9575" calcext:value-type="float">
            <text:p>56.9575</text:p>
          </table:table-cell>
          <table:table-cell office:value-type="float" office:value="65.571" calcext:value-type="float">
            <text:p>65.571</text:p>
          </table:table-cell>
          <table:table-cell office:value-type="float" office:value="68.2996" calcext:value-type="float">
            <text:p>68.2996</text:p>
          </table:table-cell>
          <table:table-cell office:value-type="float" office:value="53.9289" calcext:value-type="float">
            <text:p>53.92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1148" calcext:value-type="float">
            <text:p>13.1148</text:p>
          </table:table-cell>
          <table:table-cell office:value-type="float" office:value="65.6248" calcext:value-type="float">
            <text:p>65.6248</text:p>
          </table:table-cell>
          <table:table-cell office:value-type="float" office:value="64.8402" calcext:value-type="float">
            <text:p>64.8402</text:p>
          </table:table-cell>
          <table:table-cell office:value-type="float" office:value="57.4594" calcext:value-type="float">
            <text:p>57.45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6.9081" calcext:value-type="float">
            <text:p>56.9081</text:p>
          </table:table-cell>
          <table:table-cell office:value-type="float" office:value="65.5566" calcext:value-type="float">
            <text:p>65.5566</text:p>
          </table:table-cell>
          <table:table-cell office:value-type="float" office:value="68.3103" calcext:value-type="float">
            <text:p>68.31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0502" calcext:value-type="float">
            <text:p>13.0502</text:p>
          </table:table-cell>
          <table:table-cell office:value-type="float" office:value="65.577" calcext:value-type="float">
            <text:p>65.577</text:p>
          </table:table-cell>
          <table:table-cell office:value-type="float" office:value="64.746" calcext:value-type="float">
            <text:p>64.7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6.7764" calcext:value-type="float">
            <text:p>56.7764</text:p>
          </table:table-cell>
          <table:table-cell office:value-type="float" office:value="65.4497" calcext:value-type="float">
            <text:p>65.4497</text:p>
          </table:table-cell>
          <table:table-cell office:value-type="float" office:value="68.2701" calcext:value-type="float">
            <text:p>68.27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6726" calcext:value-type="float">
            <text:p>12.6726</text:p>
          </table:table-cell>
          <table:table-cell office:value-type="float" office:value="65.6759" calcext:value-type="float">
            <text:p>65.6759</text:p>
          </table:table-cell>
          <table:table-cell office:value-type="float" office:value="64.8723" calcext:value-type="float">
            <text:p>64.87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6.8758" calcext:value-type="float">
            <text:p>56.8758</text:p>
          </table:table-cell>
          <table:table-cell office:value-type="float" office:value="65.5926" calcext:value-type="float">
            <text:p>65.5926</text:p>
          </table:table-cell>
          <table:table-cell office:value-type="float" office:value="68.2148" calcext:value-type="float">
            <text:p>68.2148</text:p>
          </table:table-cell>
          <table:table-cell/>
        </table:table-row>
        <table:table-row table:style-name="ro1">
          <table:table-cell office:value-type="string" calcext:value-type="string">
            <text:p>(+/-)</text:p>
          </table:table-cell>
          <table:table-cell table:style-name="ce1" table:formula="of:=STDEV([.B10:.B14])" office:value-type="float" office:value="0.343484934167425" calcext:value-type="float">
            <text:p>0.343</text:p>
          </table:table-cell>
          <table:table-cell table:style-name="ce2" table:formula="of:=STDEV([.C10:.C14])" office:value-type="float" office:value="0.0888527433453825" calcext:value-type="float">
            <text:p>0.089</text:p>
          </table:table-cell>
          <table:table-cell table:style-name="ce2" table:formula="of:=STDEV([.D10:.D14])" office:value-type="float" office:value="0.12696111609465" calcext:value-type="float">
            <text:p>0.127</text:p>
          </table:table-cell>
          <table:table-cell table:style-name="ce2" table:formula="of:=STDEV([.E10:.E14])" office:value-type="float" office:value="0.33726837978085" calcext:value-type="float">
            <text:p>0.337</text:p>
          </table:table-cell>
          <table:table-cell/>
          <table:table-cell office:value-type="string" calcext:value-type="string">
            <text:p>(+/-)</text:p>
          </table:table-cell>
          <table:table-cell table:style-name="ce1" table:formula="of:=STDEV([.H10:.H14])" office:value-type="float" office:value="0.0669139522072935" calcext:value-type="float">
            <text:p>0.067</text:p>
          </table:table-cell>
          <table:table-cell table:style-name="ce2" table:formula="of:=STDEV([.I10:.I14])" office:value-type="float" office:value="0.0559212660800867" calcext:value-type="float">
            <text:p>0.056</text:p>
          </table:table-cell>
          <table:table-cell table:style-name="ce2" table:formula="of:=STDEV([.J10:.J14])" office:value-type="float" office:value="0.0613030423388628" calcext:value-type="float">
            <text:p>0.061</text:p>
          </table:table-cell>
          <table:table-cell table:style-name="ce2" table:formula="of:=STDEV([.K10:.K14])" office:value-type="float" office:value="0.061235447250753" calcext:value-type="float">
            <text:p>0.0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3:57:32.346513276</meta:creation-date>
    <dc:date>2019-03-25T14:29:57.001044395</dc:date>
    <meta:editing-duration>PT21M12S</meta:editing-duration>
    <meta:editing-cycles>4</meta:editing-cycles>
    <meta:generator>LibreOffice/6.0.7.3$Linux_X86_64 LibreOffice_project/00m0$Build-3</meta:generator>
    <meta:document-statistic meta:table-count="1" meta:cell-count="135" meta:object-count="0"/>
  </office:meta>
</office:document-meta>
</file>